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style:text-properties officeooo:rsid="0022164c" officeooo:paragraph-rsid="0022164c"/>
    </style:style>
    <style:style style:name="P3" style:family="paragraph" style:parent-style-name="Standard">
      <style:text-properties officeooo:rsid="002310ca" officeooo:paragraph-rsid="002310ca"/>
    </style:style>
    <style:style style:name="P4" style:family="paragraph" style:parent-style-name="Standard">
      <style:text-properties officeooo:rsid="00250598" officeooo:paragraph-rsid="00250598"/>
    </style:style>
    <style:style style:name="P5" style:family="paragraph" style:parent-style-name="Standard">
      <style:text-properties officeooo:rsid="0027b7df" officeooo:paragraph-rsid="0027b7df"/>
    </style:style>
    <style:style style:name="P6" style:family="paragraph" style:parent-style-name="Standard">
      <style:text-properties officeooo:rsid="00296c57" officeooo:paragraph-rsid="00296c57"/>
    </style:style>
    <style:style style:name="P7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8" style:family="paragraph" style:parent-style-name="Standard">
      <style:text-properties officeooo:rsid="002910a6" officeooo:paragraph-rsid="002910a6"/>
    </style:style>
    <style:style style:name="P9" style:family="paragraph" style:parent-style-name="Standard">
      <style:text-properties officeooo:rsid="00203e11" officeooo:paragraph-rsid="00203e11"/>
    </style:style>
    <style:style style:name="P10" style:family="paragraph" style:parent-style-name="Standard">
      <style:text-properties officeooo:rsid="002fc581" officeooo:paragraph-rsid="002fc581"/>
    </style:style>
    <style:style style:name="P11" style:family="paragraph" style:parent-style-name="Standard">
      <style:text-properties fo:color="#ff0000" officeooo:rsid="002fc581" officeooo:paragraph-rsid="002fc581"/>
    </style:style>
    <style:style style:name="P12" style:family="paragraph" style:parent-style-name="Standard">
      <style:text-properties fo:color="#ff0000" officeooo:rsid="0034b8cb" officeooo:paragraph-rsid="001e8f63"/>
    </style:style>
    <style:style style:name="P13" style:family="paragraph" style:parent-style-name="Standard">
      <style:text-properties fo:color="#ff0000" officeooo:rsid="0034b8cb" officeooo:paragraph-rsid="0034b8cb"/>
    </style:style>
    <style:style style:name="P14" style:family="paragraph" style:parent-style-name="Standard">
      <style:text-properties officeooo:rsid="0034b8cb" officeooo:paragraph-rsid="0034b8cb"/>
    </style:style>
    <style:style style:name="P15" style:family="paragraph" style:parent-style-name="Standard" style:list-style-name="L1">
      <style:text-properties officeooo:rsid="002310ca" officeooo:paragraph-rsid="0022164c"/>
    </style:style>
    <style:style style:name="P16" style:family="paragraph" style:parent-style-name="Standard" style:list-style-name="L1">
      <style:text-properties officeooo:rsid="002310ca" officeooo:paragraph-rsid="002310ca"/>
    </style:style>
    <style:style style:name="P17" style:family="paragraph" style:parent-style-name="Standard" style:list-style-name="L3">
      <style:text-properties officeooo:rsid="002310ca" officeooo:paragraph-rsid="002310ca"/>
    </style:style>
    <style:style style:name="P18" style:family="paragraph" style:parent-style-name="Standard" style:list-style-name="L1">
      <style:text-properties fo:color="#2a6099" officeooo:rsid="0039292a" officeooo:paragraph-rsid="003c724c"/>
    </style:style>
    <style:style style:name="P19" style:family="paragraph" style:parent-style-name="Standard" style:list-style-name="L2">
      <style:text-properties officeooo:paragraph-rsid="0032f94f"/>
    </style:style>
    <style:style style:name="P20" style:family="paragraph" style:parent-style-name="Standard" style:list-style-name="L2">
      <style:text-properties officeooo:rsid="001e8f63" officeooo:paragraph-rsid="001e8f63"/>
    </style:style>
    <style:style style:name="P21" style:family="paragraph" style:parent-style-name="Standard" style:list-style-name="L3">
      <style:text-properties officeooo:rsid="001e8f63" officeooo:paragraph-rsid="001e8f63"/>
    </style:style>
    <style:style style:name="P22" style:family="paragraph" style:parent-style-name="Standard" style:list-style-name="L2">
      <style:text-properties officeooo:rsid="001fd8ca" officeooo:paragraph-rsid="001fd8ca"/>
    </style:style>
    <style:style style:name="P23" style:family="paragraph" style:parent-style-name="Standard" style:list-style-name="L2">
      <style:text-properties fo:color="#c9211e" officeooo:rsid="0032f94f" officeooo:paragraph-rsid="0032f94f"/>
    </style:style>
    <style:style style:name="P24" style:family="paragraph" style:parent-style-name="Standard" style:list-style-name="L2">
      <style:text-properties fo:color="#c9211e" fo:font-style="normal" officeooo:rsid="0032f94f" officeooo:paragraph-rsid="0032f94f" style:font-style-asian="normal" style:font-style-complex="normal"/>
    </style:style>
    <style:style style:name="P25" style:family="paragraph" style:parent-style-name="Standard" style:list-style-name="L3">
      <style:text-properties fo:color="#c9211e" officeooo:rsid="00444b7b" officeooo:paragraph-rsid="00444b7b"/>
    </style:style>
    <style:style style:name="P26" style:family="paragraph" style:parent-style-name="Standard" style:list-style-name="L2">
      <style:text-properties officeooo:rsid="002910a6" officeooo:paragraph-rsid="002910a6"/>
    </style:style>
    <style:style style:name="P27" style:family="paragraph" style:parent-style-name="Standard" style:list-style-name="L2">
      <style:text-properties officeooo:rsid="00203e11" officeooo:paragraph-rsid="00203e11"/>
    </style:style>
    <style:style style:name="P28" style:family="paragraph" style:parent-style-name="Standard" style:list-style-name="L3">
      <style:text-properties officeooo:rsid="0027b7df" officeooo:paragraph-rsid="0027b7df"/>
    </style:style>
    <style:style style:name="P29" style:family="paragraph" style:parent-style-name="Standard" style:list-style-name="L3">
      <style:text-properties fo:color="#ff0000" fo:font-style="italic" officeooo:rsid="0027b7df" officeooo:paragraph-rsid="0027b7df" style:font-style-asian="italic" style:font-style-complex="italic"/>
    </style:style>
    <style:style style:name="P30" style:family="paragraph" style:parent-style-name="Standard" style:list-style-name="L3">
      <style:text-properties fo:color="#ff0000" fo:font-style="normal" officeooo:rsid="0034b8cb" officeooo:paragraph-rsid="002fc581" style:font-style-asian="normal" style:font-style-complex="normal"/>
    </style:style>
    <style:style style:name="P31" style:family="paragraph" style:parent-style-name="Standard" style:list-style-name="L3">
      <style:text-properties officeooo:rsid="002fc581" officeooo:paragraph-rsid="002fc581"/>
    </style:style>
    <style:style style:name="P32" style:family="paragraph" style:parent-style-name="Standard" style:list-style-name="L4">
      <style:text-properties officeooo:rsid="00296c57" officeooo:paragraph-rsid="00296c57"/>
    </style:style>
    <style:style style:name="P33" style:family="paragraph" style:parent-style-name="Standard" style:list-style-name="L3">
      <style:text-properties officeooo:rsid="003fe880" officeooo:paragraph-rsid="003fe880"/>
    </style:style>
    <style:style style:name="T1" style:family="text">
      <style:text-properties officeooo:rsid="001fd8ca"/>
    </style:style>
    <style:style style:name="T2" style:family="text">
      <style:text-properties officeooo:rsid="002310ca"/>
    </style:style>
    <style:style style:name="T3" style:family="text">
      <style:text-properties officeooo:rsid="0023f68b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e0e02"/>
    </style:style>
    <style:style style:name="T6" style:family="text">
      <style:text-properties officeooo:rsid="0030baee"/>
    </style:style>
    <style:style style:name="T7" style:family="text">
      <style:text-properties officeooo:rsid="0032f94f"/>
    </style:style>
    <style:style style:name="T8" style:family="text">
      <style:text-properties fo:color="#c9211e"/>
    </style:style>
    <style:style style:name="T9" style:family="text">
      <style:text-properties fo:color="#c9211e" officeooo:rsid="0032f94f"/>
    </style:style>
    <style:style style:name="T10" style:family="text">
      <style:text-properties fo:color="#c9211e" fo:font-style="italic" style:font-style-asian="italic" style:font-style-complex="italic"/>
    </style:style>
    <style:style style:name="T11" style:family="text">
      <style:text-properties fo:color="#c9211e" fo:font-style="italic" officeooo:rsid="0032f94f" style:font-style-asian="italic" style:font-style-complex="italic"/>
    </style:style>
    <style:style style:name="T12" style:family="text">
      <style:text-properties fo:color="#c9211e" fo:font-style="normal" style:font-style-asian="normal" style:font-style-complex="normal"/>
    </style:style>
    <style:style style:name="T13" style:family="text">
      <style:text-properties fo:color="#c9211e" fo:font-style="normal" officeooo:rsid="0032f94f" style:font-style-asian="normal" style:font-style-complex="normal"/>
    </style:style>
    <style:style style:name="T14" style:family="text">
      <style:text-properties fo:color="#c9211e" officeooo:rsid="00413cad"/>
    </style:style>
    <style:style style:name="T15" style:family="text">
      <style:text-properties officeooo:rsid="0034b8cb"/>
    </style:style>
    <style:style style:name="T16" style:family="text">
      <style:text-properties fo:color="#2a6099" officeooo:rsid="0034b8cb"/>
    </style:style>
    <style:style style:name="T17" style:family="text">
      <style:text-properties fo:color="#2a6099" officeooo:rsid="0032f94f"/>
    </style:style>
    <style:style style:name="T18" style:family="text">
      <style:text-properties fo:color="#2a6099" officeooo:rsid="003737b2"/>
    </style:style>
    <style:style style:name="T19" style:family="text">
      <style:text-properties fo:color="#2a6099" officeooo:rsid="003c724c"/>
    </style:style>
    <style:style style:name="T20" style:family="text">
      <style:text-properties fo:color="#2a6099" officeooo:rsid="0035ed2e"/>
    </style:style>
    <style:style style:name="T21" style:family="text">
      <style:text-properties fo:color="#2a6099" officeooo:rsid="003e340d"/>
    </style:style>
    <style:style style:name="T22" style:family="text">
      <style:text-properties style:use-window-font-color="true" officeooo:rsid="0034b8cb"/>
    </style:style>
    <style:style style:name="T23" style:family="text">
      <style:text-properties fo:color="#ff0000"/>
    </style:style>
    <style:style style:name="T24" style:family="text">
      <style:text-properties fo:color="#ff0000" officeooo:rsid="0034b8cb"/>
    </style:style>
    <style:style style:name="T25" style:family="text">
      <style:text-properties fo:color="#ff0000" fo:font-style="italic" officeooo:rsid="0034b8cb" style:font-style-asian="italic" style:font-style-complex="italic"/>
    </style:style>
    <style:style style:name="T26" style:family="text">
      <style:text-properties fo:color="#ff0000" fo:font-style="normal" officeooo:rsid="0034b8cb" style:font-style-asian="normal" style:font-style-complex="normal"/>
    </style:style>
    <style:style style:name="T27" style:family="text">
      <style:text-properties officeooo:rsid="0035ed2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413cad"/>
    </style:style>
    <style:style style:name="T31" style:family="text">
      <style:text-properties officeooo:rsid="004254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Installation et configuration du service DHCP</text:span> </text:p>
      <text:p text:style-name="P1"/>
      <text:p text:style-name="P4">Le protocole DHCP est décrit dans la RFC 2131 (http://www.ietf.org/rfc/rfc2131.txt)</text:p>
      <text:p text:style-name="P2"/>
      <text:list xml:id="list929001692" text:style-name="L1">
        <text:list-item>
          <text:p text:style-name="P15">Expliquez, en faisant un schéma montrant les échanges entre le client et le serveur, comment se fait l'attribution d'une adresse IP via DHCP.</text:p>
        </text:list-item>
        <text:list-item>
          <text:p text:style-name="P16">Que se passe-t-il lorsqu'une adresse arrive à expiration?</text:p>
          <text:p text:style-name="P18">Lorsqu’une adresse arrive à expiration, le client envoie une requête <text:span text:style-name="T28">DHCPRESQUEST </text:span><text:span text:style-name="T29">quand il est à 50% de sa durée de bail s’il n’a pas de réponse, il renvoie la même requête à 87,5 %. Les serveurs répondent soit par DHCPACK si c’est ok sinon par </text:span><text:span text:style-name="T28">DHCPNACK</text:span><text:span text:style-name="T29"> si l’adresse est inutilisable ou si l’étendue désactivée...</text:span></text:p>
        </text:list-item>
      </text:list>
      <text:p text:style-name="P3"/>
      <text:p text:style-name="P2"/>
      <text:p text:style-name="P1">Côté Client L<text:span text:style-name="T2">inux Debian</text:span>:</text:p>
      <text:list xml:id="list3986471362" text:style-name="L2">
        <text:list-item>
          <text:p text:style-name="P20">Quel service permet d'avoir une adresse en DHCP? <text:span text:style-name="T7">(</text:span><text:span text:style-name="T9">dhclient</text:span><text:span text:style-name="T7">)</text:span></text:p>
          <text:p text:style-name="P20"/>
        </text:list-item>
        <text:list-item>
          <text:p text:style-name="P22">Quel fichier permet d<text:span text:style-name="T5">e configurer</text:span> une interface en DHCP au démarrage de la machine?</text:p>
          <text:p text:style-name="P23">etc/network/interfaces</text:p>
          <text:p text:style-name="P23"/>
        </text:list-item>
        <text:list-item>
          <text:p text:style-name="P20">Où sont stockée<text:span text:style-name="T1">s</text:span> les informations fournies par le serveur DHCP?</text:p>
          <text:p text:style-name="P19"><text:span text:style-name="T7">Si dhcp explicitement dans interfaces : </text:span><text:span text:style-name="T14">more</text:span><text:span text:style-name="T7"> </text:span><text:span text:style-name="T9">/</text:span><text:span text:style-name="T11">var</text:span><text:span text:style-name="T13">/lib/dhcp/dhclient.nomInterface.leases</text:span></text:p>
          <text:p text:style-name="P24"/>
        </text:list-item>
        <text:list-item>
          <text:p text:style-name="P26">Que signifie "lease"?</text:p>
        </text:list-item>
      </text:list>
      <text:p text:style-name="P8"><text:tab/><text:span text:style-name="T17">C’est une sorte de bail (contrat)</text:span></text:p>
      <text:p text:style-name="P8"/>
      <text:list xml:id="list173554423779903" text:continue-numbering="true" text:style-name="L2">
        <text:list-item>
          <text:p text:style-name="P27">À quoi correspond chacune des informations comprises entre les accolades suivant le mot clef "lease" de ce fichier?</text:p>
        </text:list-item>
      </text:list>
      <text:p text:style-name="P9"><text:tab/><text:span text:style-name="T15">Interface « enp0s3 » → </text:span><text:span text:style-name="T16">enp0s3 est le nom de l’interface</text:span></text:p>
      <text:p text:style-name="P9"><text:tab/><text:span text:style-name="T15">fixed-address 10.0.2.15 → </text:span><text:span text:style-name="T16">adresse </text:span><text:span text:style-name="T19">serveur </text:span><text:span text:style-name="T16">fixée </text:span><text:span text:style-name="T19">par le DHCP</text:span></text:p>
      <text:p text:style-name="P9"><text:tab/><text:span text:style-name="T15">filename « serveur web.pxe » → </text:span><text:span text:style-name="T16">nom de fichier du serveur</text:span></text:p>
      <text:p text:style-name="P9"><text:span text:style-name="T16"><text:tab/></text:span><text:span text:style-name="T22">option subnet-mask 255.255.255.0 → </text:span><text:span text:style-name="T16">masque de sous réseau</text:span></text:p>
      <text:p text:style-name="P1"><text:tab/><text:span text:style-name="T15">option dhcp-lease-time 86400; → </text:span><text:span text:style-name="T16">temps en minute avant la fin du contrat</text:span></text:p>
      <text:p text:style-name="P1"><text:tab/><text:span text:style-name="T15">option routers 10.0.2.2; → </text:span><text:span text:style-name="T16">adresse IP du routeur </text:span><text:span text:style-name="T21">(passerelle pour nous)</text:span></text:p>
      <text:p text:style-name="P1"><text:tab/><text:span text:style-name="T27">option dhcp-message-type 5; → sys</text:span></text:p>
      <text:p text:style-name="P1"><text:tab/><text:span text:style-name="T27">option dhcp-server-identifier 10.0.2.2; →</text:span><text:span text:style-name="T20"> adresse IP du serveur</text:span></text:p>
      <text:p text:style-name="P1"><text:tab/><text:span text:style-name="T27">option domain-name-servers 10.0.2.3; → </text:span><text:span text:style-name="T20">adresse IP du domaine</text:span></text:p>
      <text:p text:style-name="P1"><text:tab/><text:span text:style-name="T27">option domain-name « depinfo.touchard.edu »; → </text:span><text:span text:style-name="T20">nom du domaine</text:span></text:p>
      <text:p text:style-name="P1"><text:tab/><text:span text:style-name="T27">renew 5 2020/09/11 00:45:54; → </text:span><text:span text:style-name="T20">envoi de la première requête</text:span></text:p>
      <text:p text:style-name="P1"><text:tab/><text:span text:style-name="T27">rebind 5 2020/09/11 12:11:31; → </text:span><text:span text:style-name="T20">envoi de la seconde requête</text:span></text:p>
      <text:p text:style-name="P1"><text:tab/><text:span text:style-name="T27">expire 5 2020/09/11 15:11:31; → </text:span><text:span text:style-name="T20">fin du bail / adresse IP expirée</text:span></text:p>
      <text:p text:style-name="P1"/>
      <text:p text:style-name="P1">Côté Serveur L<text:span text:style-name="T2">inux Debian</text:span>:</text:p>
      <text:p text:style-name="P1"/>
      <text:list xml:id="list2987003920" text:style-name="L3">
        <text:list-item>
          <text:p text:style-name="P17">Quel(s) ports sont utilisés par le serveur DHCP ? <text:span text:style-name="T18">Port serveur : 67 ; port client : 68</text:span></text:p>
        </text:list-item>
        <text:list-item>
          <text:p text:style-name="P17">Quel(s) protocoles <text:span text:style-name="T5">(UDP ou TCP)</text:span> sont utilisés par le serveur DHCP ? <text:span text:style-name="T18">UDP</text:span></text:p>
        </text:list-item>
        <text:list-item>
          <text:p text:style-name="P21">Quels packages doivent être installés côté serveur pour pouvoir fa<text:span text:style-name="T3">i</text:span>re <text:span text:style-name="T3">tourner </text:span>un serveur DHCP ? <text:span text:style-name="T24">Isc-dhcp-server</text:span></text:p>
        </text:list-item>
      </text:list>
      <text:p text:style-name="P12"/>
      <text:list xml:id="list173553777473502" text:continue-numbering="true" text:style-name="L3">
        <text:list-item>
          <text:p text:style-name="P28">Dans quel fichier peut-on préciser quelle interface réseau sera à l'écoute d'un client DHCP?</text:p>
          <text:p text:style-name="P29">/<text:span text:style-name="T15">etc/default/isc-dhcp-server</text:span></text:p>
          <text:p text:style-name="P29"/>
          <text:p text:style-name="P33"/>
        </text:list-item>
        <text:list-item>
          <text:p text:style-name="P28"><text:soft-page-break/>Installez et configurez un serveur DHCP conformément au synoptique du système.</text:p>
        </text:list-item>
      </text:list>
      <text:p text:style-name="P14"><text:s/><text:tab/><text:span text:style-name="T23">/etc/dhcp/dhcpd.conf</text:span></text:p>
      <text:p text:style-name="P13"/>
      <text:list xml:id="list173554965340126" text:continue-numbering="true" text:style-name="L3">
        <text:list-item>
          <text:p text:style-name="P31">Quelle commande permet de lancer/arrêter/connaitre l'état du service <text:span text:style-name="T6">via systemctl</text:span>?</text:p>
        </text:list-item>
      </text:list>
      <text:p text:style-name="P11"><text:tab/><text:span text:style-name="T15">systemctl start/stop/status isc-dhcp-server</text:span></text:p>
      <text:p text:style-name="P11"><text:tab/><text:span text:style-name="T27">start pour le lancer/stop pour l’arrêter/status pour connaitre</text:span></text:p>
      <text:p text:style-name="P10"/>
      <text:list xml:id="list173553578721275" text:continue-numbering="true" text:style-name="L3">
        <text:list-item>
          <text:p text:style-name="P31">Dans quel fichier log retrouve-t-on la journalisation du service ? <text:span text:style-name="T23">/</text:span><text:span text:style-name="T25">var/</text:span><text:span text:style-name="T26">log/daemon.log</text:span></text:p>
          <text:p text:style-name="P30"/>
        </text:list-item>
        <text:list-item>
          <text:p text:style-name="P28">Modifiez la configuration de votre serveur afin que le serveur web obtienne toujours la même adresse IP.</text:p>
          <text:p text:style-name="P25">Voir fichier config.txt</text:p>
        </text:list-item>
      </text:list>
      <text:p text:style-name="P5"/>
      <text:p text:style-name="P6">Wireshark</text:p>
      <text:list xml:id="list1046742591" text:style-name="L4">
        <text:list-item>
          <text:p text:style-name="P32">Installez l'utilitaire wireshark.</text:p>
        </text:list-item>
        <text:list-item>
          <text:p text:style-name="P32">À l'aide de ce dernier, vérifiez que votre serveur se comporte conformément à ce que vous avez décrit en introduction.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1-10T11:07:42.724986140</meta:creation-date>
    <dc:date>2020-09-24T17:35:52.845250967</dc:date>
    <meta:editing-duration>PT2H40M54S</meta:editing-duration>
    <meta:editing-cycles>24</meta:editing-cycles>
    <meta:generator>LibreOffice/6.3.5.2$Linux_X86_64 LibreOffice_project/30$Build-2</meta:generator>
    <meta:document-statistic meta:table-count="0" meta:image-count="0" meta:object-count="0" meta:page-count="2" meta:paragraph-count="50" meta:word-count="480" meta:character-count="3034" meta:non-whitespace-character-count="2607"/>
  </office:meta>
</office:document-meta>
</file>